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Tahoma" svg:font-family="Tahoma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Standard">
      <style:table-properties style:width="7.2701in" style:page-number="auto" fo:break-before="page" table:align="margins" style:writing-mode="lr-tb"/>
    </style:style>
    <style:style style:name="Table3.A" style:family="table-column">
      <style:table-column-properties style:column-width="1.1243in" style:rel-column-width="10134*"/>
    </style:style>
    <style:style style:name="Table3.B" style:family="table-column">
      <style:table-column-properties style:column-width="1.2542in" style:rel-column-width="11305*"/>
    </style:style>
    <style:style style:name="Table3.C" style:family="table-column">
      <style:table-column-properties style:column-width="0.8118in" style:rel-column-width="7317*"/>
    </style:style>
    <style:style style:name="Table3.D" style:family="table-column">
      <style:table-column-properties style:column-width="0.4431in" style:rel-column-width="3993*"/>
    </style:style>
    <style:style style:name="Table3.E" style:family="table-column">
      <style:table-column-properties style:column-width="2.2382in" style:rel-column-width="20175*"/>
    </style:style>
    <style:style style:name="Table3.F" style:family="table-column">
      <style:table-column-properties style:column-width="1.3993in" style:rel-column-width="12611*"/>
    </style:style>
    <style:style style:name="Table3.A1" style:family="table-cell">
      <style:table-cell-properties fo:padding="0.0382in" fo:border="none"/>
    </style:style>
    <style:style style:name="Table3.E1" style:family="table-cell">
      <style:table-cell-properties fo:padding="0.0382in" fo:border-left="none" fo:border-right="none" fo:border-top="none" fo:border-bottom="0.05pt solid #000000"/>
    </style:style>
    <style:style style:name="Table3.4" style:family="table-row">
      <style:table-row-properties style:min-row-height="0.2431in"/>
    </style:style>
    <style:style style:name="P1" style:family="paragraph" style:parent-style-name="Standard">
      <style:paragraph-properties fo:text-align="start" style:justify-single-word="false" style:snap-to-layout-grid="false"/>
      <style:text-properties fo:font-size="10pt" fo:font-weight="bold" officeooo:rsid="0010fb14" officeooo:paragraph-rsid="0010fb14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snap-to-layout-grid="false"/>
      <style:text-properties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paragraph-properties fo:text-align="start" style:justify-single-word="false" style:text-autospace="none" style:snap-to-layout-grid="false"/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style:line-height-at-least="0.0693in" fo:text-align="start" style:justify-single-word="false" style:text-autospace="none">
        <style:tab-stops>
          <style:tab-stop style:position="3.4374in"/>
        </style:tab-stops>
      </style:paragraph-properties>
      <style:text-properties fo:color="#000000" style:font-name="Ubuntu"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Ubuntu"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Ubuntu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Ubuntu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line-height-at-least="0.0693in" fo:text-align="start" style:justify-single-word="false" style:text-autospace="none">
        <style:tab-stops>
          <style:tab-stop style:position="3.4374in"/>
        </style:tab-stops>
      </style:paragraph-properties>
      <style:text-properties style:font-name="Ubuntu" fo:font-size="10pt" fo:font-weight="normal" officeooo:rsid="001e5a6b" officeooo:paragraph-rsid="001e5a6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officeooo:rsid="0010fb14" officeooo:paragraph-rsid="0010fb14" style:font-size-asian="10pt" style:font-weight-asian="bold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officeooo:paragraph-rsid="0025e078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end" style:justify-single-word="false" style:text-autospace="none"/>
      <style:text-properties style:font-name="Ubuntu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end" style:justify-single-word="false" style:text-autospace="non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 style:text-autospace="non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end" style:justify-single-word="false" style:text-autospace="none"/>
      <style:text-properties style:font-name="Ubuntu"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Ubuntu" fo:font-size="10pt" style:font-size-asian="8.75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Ubuntu" fo:font-size="15pt" style:font-size-asian="15pt" style:font-size-complex="15pt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2c3ff7" style:text-blinking="false" fo:background-color="transparent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112c04" officeooo:paragraph-rsid="001ac023" style:text-blinking="false" fo:background-color="transparent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style:font-size-asian="8.75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2de098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size="5pt" officeooo:paragraph-rsid="002de098" style:font-size-asian="4.34999990463257pt" style:font-size-complex="5pt"/>
    </style:style>
    <style:style style:name="P28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1e5a6b" officeooo:paragraph-rsid="00335c61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31d59c"/>
    </style:style>
    <style:style style:name="P30" style:family="paragraph" style:parent-style-name="Text_20_body">
      <style:paragraph-properties fo:margin-left="0in" fo:margin-right="0in" fo:line-height="100%" fo:text-align="center" style:justify-single-word="false" fo:text-indent="0in" style:auto-text-indent="false" style:text-autospace="non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2de098" style:font-size-asian="10pt" style:font-size-complex="10pt"/>
    </style:style>
    <style:style style:name="P31" style:family="paragraph" style:parent-style-name="Standard">
      <style:paragraph-properties fo:margin-left="0in" fo:margin-right="0in" fo:text-align="start" style:justify-single-word="false" fo:text-indent="-0.25in" style:auto-text-indent="false" style:snap-to-layout-grid="false">
        <style:tab-stops>
          <style:tab-stop style:position="0.25in"/>
        </style:tab-stops>
      </style:paragraph-properties>
      <style:text-properties officeooo:paragraph-rsid="0026682a"/>
    </style:style>
    <style:style style:name="P32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</style:style>
    <style:style style:name="P33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3abfeb"/>
    </style:style>
    <style:style style:name="P34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rsid="0027121f" officeooo:paragraph-rsid="0027121f" style:font-size-asian="8.75pt" style:font-size-complex="10pt"/>
    </style:style>
    <style:style style:name="P35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rsid="0027121f" officeooo:paragraph-rsid="003d8212" style:font-size-asian="8.75pt" style:font-size-complex="10pt"/>
    </style:style>
    <style:style style:name="P36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fo:font-weight="normal" officeooo:rsid="001ac023" officeooo:paragraph-rsid="001ac023" style:font-size-asian="10pt" style:font-weight-asian="normal" style:font-name-complex="Arial" style:font-size-complex="10pt" style:font-weight-complex="normal"/>
    </style:style>
    <style:style style:name="P37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paragraph-rsid="001ac023" style:font-size-asian="10pt" style:font-name-complex="Arial" style:font-size-complex="10pt"/>
    </style:style>
    <style:style style:name="P38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paragraph-rsid="002de098" style:font-size-asian="10pt" style:font-name-complex="Arial" style:font-size-complex="10pt"/>
    </style:style>
    <style:style style:name="P39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rsid="00335c61" officeooo:paragraph-rsid="00335c61" style:font-size-asian="10pt" style:font-name-complex="Arial" style:font-size-complex="10pt"/>
    </style:style>
    <style:style style:name="P40" style:family="paragraph" style:parent-style-name="Standard" style:list-style-name="WW8Num2">
      <style:paragraph-properties fo:margin-left="0.1252in" fo:margin-right="0in" fo:text-indent="0in" style:auto-text-indent="false">
        <style:tab-stops>
          <style:tab-stop style:position="0.25in"/>
        </style:tab-stops>
      </style:paragraph-properties>
      <style:text-properties fo:font-size="10pt" style:font-size-asian="10pt"/>
    </style:style>
    <style:style style:name="P41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31d59c" officeooo:paragraph-rsid="0031d59c" style:font-size-asian="10pt" style:font-weight-asian="normal" style:font-name-complex="Arial" style:font-size-complex="10pt" style:font-weight-complex="normal"/>
    </style:style>
    <style:style style:name="P42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31d59c" officeooo:paragraph-rsid="0039eb19" style:font-size-asian="10pt" style:font-weight-asian="normal" style:font-name-complex="Arial" style:font-size-complex="10pt" style:font-weight-complex="normal"/>
    </style:style>
    <style:style style:name="P43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1ac023" officeooo:paragraph-rsid="001ac023" style:font-size-asian="10pt" style:font-weight-asian="normal" style:font-name-complex="Arial" style:font-size-complex="10pt" style:font-weight-complex="normal"/>
    </style:style>
    <style:style style:name="P44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1ac023" style:font-size-asian="10pt" style:font-name-complex="Arial" style:font-size-complex="10pt"/>
    </style:style>
    <style:style style:name="P45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39eb19" style:font-size-asian="10pt" style:font-name-complex="Arial" style:font-size-complex="10pt"/>
    </style:style>
    <style:style style:name="P46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1d47ce" style:font-size-asian="10pt" style:font-name-complex="Arial" style:font-size-complex="10pt"/>
    </style:style>
    <style:style style:name="P47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1ac023"/>
    </style:style>
    <style:style style:name="P48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1d47ce" style:text-blinking="false" fo:background-color="transparent" style:font-size-asian="10pt" style:font-weight-asian="normal" style:font-name-complex="Arial" style:font-size-complex="10pt" style:font-weight-complex="normal"/>
    </style:style>
    <style:style style:name="P49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2de098" style:text-blinking="false" fo:background-color="transparent" style:font-size-asian="10pt" style:font-weight-asian="normal" style:font-name-complex="Arial" style:font-size-complex="10pt" style:font-weight-complex="normal"/>
    </style:style>
    <style:style style:name="P50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1ac023" officeooo:paragraph-rsid="001ac023" style:font-size-asian="8.75pt" style:font-weight-asian="normal" style:font-name-complex="Arial" style:font-size-complex="10pt" style:font-weight-complex="normal"/>
    </style:style>
    <style:style style:name="P51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1ac023" style:font-size-asian="10pt" style:font-name-complex="Arial" style:font-size-complex="10pt"/>
    </style:style>
    <style:style style:name="P52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1ac023" style:font-size-asian="8.75pt" style:font-name-complex="Arial" style:font-size-complex="10pt"/>
    </style:style>
    <style:style style:name="P53" style:family="paragraph" style:parent-style-name="Standard" style:list-style-name="WW8Num2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style:font-name="Ubuntu" fo:font-size="10pt" fo:font-weight="bold" style:font-size-asian="8.75pt" style:font-weight-asian="bold" style:font-name-complex="Arial" style:font-size-complex="10pt" style:font-weight-complex="bold"/>
    </style:style>
    <style:style style:name="P54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39eb19"/>
    </style:style>
    <style:style style:name="P56" style:family="paragraph" style:parent-style-name="Heading_20_4">
      <style:paragraph-properties fo:text-align="center" style:justify-single-word="false" style:text-autospace="none"/>
      <style:text-properties style:font-name="Ubuntu" fo:font-size="5pt" style:font-size-asian="4.34999990463257pt" style:font-size-complex="5pt"/>
    </style:style>
    <style:style style:name="P57" style:family="paragraph" style:parent-style-name="Heading_20_4">
      <style:paragraph-properties fo:text-align="center" style:justify-single-word="false" style:text-autospace="none"/>
      <style:text-properties style:font-name="Ubuntu" fo:font-size="15pt" style:font-size-asian="15pt" style:font-size-complex="15pt"/>
    </style:style>
    <style:style style:name="P58" style:family="paragraph" style:parent-style-name="Heading_20_4">
      <style:paragraph-properties style:snap-to-layout-grid="false"/>
      <style:text-properties style:font-name="Ubuntu" fo:font-size="10pt" fo:font-weight="bold" officeooo:rsid="0010fb14" officeooo:paragraph-rsid="0010fb14" style:font-size-asian="10pt" style:font-weight-asian="bold" style:font-size-complex="10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name-complex="Arial" style:font-size-complex="10pt"/>
    </style:style>
    <style:style style:name="T7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2de098" style:text-blinking="false" fo:background-color="transparent" loext:char-shading-value="0" style:font-size-asian="10pt" style:font-name-complex="Arial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10fb14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1ac023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2b5dd9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2ab957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31d59c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335c61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385795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3abfeb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 style:font-size-asian="10pt" style:font-name-complex="Arial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b957" style:text-blinking="false" fo:background-color="transparent" loext:char-shading-value="0" style:font-weight-asian="normal" style:font-name-complex="Ari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2bffd" style:text-blinking="false" fo:background-color="transparent" loext:char-shading-value="0" style:font-weight-asian="normal" style:font-name-complex="Ari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officeooo:rsid="00335c61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officeooo:rsid="0039eb19" style:text-blinking="false" fo:background-color="transparent" loext:char-shading-value="0"/>
    </style:style>
    <style:style style:name="T22" style:family="text">
      <style:text-properties style:font-weight-complex="bold"/>
    </style:style>
    <style:style style:name="T23" style:family="text">
      <style:text-properties officeooo:rsid="0010fb14"/>
    </style:style>
    <style:style style:name="T24" style:family="text">
      <style:text-properties officeooo:rsid="00112c04"/>
    </style:style>
    <style:style style:name="T25" style:family="text">
      <style:text-properties officeooo:rsid="0018b622"/>
    </style:style>
    <style:style style:name="T26" style:family="text">
      <style:text-properties officeooo:rsid="001ab197"/>
    </style:style>
    <style:style style:name="T27" style:family="text">
      <style:text-properties officeooo:rsid="001d47ce"/>
    </style:style>
    <style:style style:name="T28" style:family="text">
      <style:text-properties officeooo:rsid="001e5a6b"/>
    </style:style>
    <style:style style:name="T29" style:family="text">
      <style:text-properties officeooo:rsid="0025e078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e5bd3" style:font-weight-asian="normal" style:font-weight-complex="normal"/>
    </style:style>
    <style:style style:name="T32" style:family="text">
      <style:text-properties fo:font-weight="normal" officeooo:rsid="002c3ff7" style:font-weight-asian="normal" style:font-weight-complex="normal"/>
    </style:style>
    <style:style style:name="T33" style:family="text">
      <style:text-properties style:font-name="Ubuntu"/>
    </style:style>
    <style:style style:name="T34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35" style:family="text">
      <style:text-properties style:font-name="Ubuntu" fo:font-size="10pt" fo:font-weight="normal" style:font-size-asian="10pt" style:font-weight-asian="normal" style:font-name-complex="Arial" style:font-size-complex="10pt" style:font-weight-complex="normal"/>
    </style:style>
    <style:style style:name="T36" style:family="text">
      <style:text-properties style:font-name="Ubuntu" fo:font-size="10pt" fo:font-weight="normal" officeooo:rsid="002c3ff7" style:font-size-asian="10pt" style:font-weight-asian="normal" style:font-name-complex="Arial" style:font-size-complex="10pt" style:font-weight-complex="normal"/>
    </style:style>
    <style:style style:name="T37" style:family="text">
      <style:text-properties style:font-name="Ubuntu" fo:font-size="10pt" officeooo:rsid="001ac023" style:font-size-asian="10pt" style:font-name-complex="Arial" style:font-size-complex="10pt"/>
    </style:style>
    <style:style style:name="T38" style:family="text">
      <style:text-properties style:font-name="Ubuntu" fo:font-size="10pt" officeooo:rsid="001e5a6b" style:font-size-asian="10pt" style:font-name-complex="Arial" style:font-size-complex="10pt"/>
    </style:style>
    <style:style style:name="T39" style:family="text">
      <style:text-properties style:font-name="Ubuntu" fo:font-size="10pt" officeooo:rsid="001c1f0a" style:font-size-asian="10pt" style:font-name-complex="Arial" style:font-size-complex="10pt"/>
    </style:style>
    <style:style style:name="T40" style:family="text">
      <style:text-properties style:font-name="Ubuntu" officeooo:rsid="001ac023"/>
    </style:style>
    <style:style style:name="T41" style:family="text">
      <style:text-properties style:font-name="Ubuntu" officeooo:rsid="0025e078"/>
    </style:style>
    <style:style style:name="T42" style:family="text">
      <style:text-properties style:font-name="Ubuntu" officeooo:rsid="0026682a"/>
    </style:style>
    <style:style style:name="T43" style:family="text">
      <style:text-properties style:font-name="Ubuntu" officeooo:rsid="002de098"/>
    </style:style>
    <style:style style:name="T44" style:family="text">
      <style:text-properties style:font-name="Ubuntu" officeooo:rsid="00335c61"/>
    </style:style>
    <style:style style:name="T45" style:family="text">
      <style:text-properties style:font-name="Ubuntu" fo:font-weight="normal" style:font-size-asian="10pt" style:font-weight-asian="normal" style:font-weight-complex="normal"/>
    </style:style>
    <style:style style:name="T46" style:family="text">
      <style:text-properties fo:font-size="18pt" style:font-size-asian="18pt" style:font-size-complex="18pt" style:font-weight-complex="bold"/>
    </style:style>
    <style:style style:name="T47" style:family="text">
      <style:text-properties officeooo:rsid="002c3ff7"/>
    </style:style>
    <style:style style:name="T48" style:family="text">
      <style:text-properties officeooo:rsid="002de098"/>
    </style:style>
    <style:style style:name="T49" style:family="text">
      <style:text-properties officeooo:rsid="002e5bd3"/>
    </style:style>
    <style:style style:name="T50" style:family="text">
      <style:text-properties officeooo:rsid="0032bf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4" office:value-type="string">
            <text:p text:style-name="P22">Robin Varghese</text:p>
          </table:table-cell>
          <table:covered-table-cell/>
          <table:covered-table-cell/>
          <table:covered-table-cell/>
          <table:table-cell table:style-name="Table3.E1" table:number-rows-spanned="2" table:number-columns-spanned="2" office:value-type="string">
            <text:p text:style-name="P7"><text:span text:style-name="T24">Elmira</text:span> NY-1<text:span text:style-name="T24">4905</text:span> </text:p>
            <text:p text:style-name="P6">(607) 768 5050 </text:p>
            <text:p text:style-name="P9">robin.codein@gmail.com</text:p>
          </table:table-cell>
          <table:covered-table-cell/>
        </table:table-row>
        <table:table-row>
          <table:table-cell table:style-name="Table3.E1" office:value-type="string">
            <text:list xml:id="list2504234345" text:style-name="WW8Num2">
              <text:list-item>
                <text:list>
                  <text:list-item>
                    <text:p text:style-name="P32"><text:a xlink:type="simple" xlink:href="http://codein.github.io/" text:style-name="Internet_20_link" text:visited-style-name="Visited_20_Internet_20_Link"><text:span text:style-name="T34">website</text:span></text:a></text:p>
                  </text:list-item>
                </text:list>
              </text:list-item>
            </text:list>
          </table:table-cell>
          <table:table-cell table:style-name="Table3.E1" office:value-type="string">
            <text:list xml:id="list215634519280908" text:continue-numbering="true" text:style-name="WW8Num2">
              <text:list-item>
                <text:list>
                  <text:list-item>
                    <text:p text:style-name="P32"><text:a xlink:type="simple" xlink:href="https://github.com/codein" text:style-name="Internet_20_link" text:visited-style-name="Visited_20_Internet_20_Link"><text:span text:style-name="T34">github</text:span></text:a><text:span text:style-name="T34"> </text:span></text:p>
                  </text:list-item>
                </text:list>
              </text:list-item>
            </text:list>
          </table:table-cell>
          <table:table-cell table:style-name="Table3.E1" table:number-columns-spanned="2" office:value-type="string">
            <text:list xml:id="list215635626647334" text:continue-numbering="true" text:style-name="WW8Num2">
              <text:list-item>
                <text:list>
                  <text:list-item>
                    <text:p text:style-name="P34"><text:a xlink:type="simple" xlink:href="https://www.linkedin.com/in/codein/" text:style-name="Internet_20_link" text:visited-style-name="Visited_20_Internet_20_Link"><text:span text:style-name="T33">linkedIn</text:span></text:a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7"/>
            <text:p text:style-name="P26"><text:span text:style-name="T12">Whatever the problem i like to </text:span><text:span text:style-name="T15">be</text:span><text:span text:style-name="T12"> part of the solution. I thrive in a environment of uncertainty </text:span><text:span text:style-name="T11">&amp;</text:span><text:span text:style-name="T12"> constant learning. </text:span></text:p>
            <text:p text:style-name="P30"><text:span text:style-name="T18">I enjoy empowering others in my </text:span><text:a xlink:type="simple" xlink:href="https://github.com/codein/codein.github.io/blob/master/files/resume.md#knowledge-space" text:style-name="Internet_20_link" text:visited-style-name="Visited_20_Internet_20_Link">knowledge space</text:a><text:span text:style-name="T18"> </text:span><text:span text:style-name="T19">and developing </text:span><text:span text:style-name="T18">software to surface information </text:span><text:span text:style-name="T19">from data</text:span><text:span text:style-name="T18">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" table:number-columns-spanned="6" office:value-type="string">
            <text:h text:style-name="P56" text:outline-level="4"/>
            <text:h text:style-name="P57" text:outline-level="4"><text:span text:style-name="T46">E</text:span><text:span text:style-name="T22">XPERIENCE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3" office:value-type="string">
            <text:h text:style-name="P58" text:outline-level="4"><text:span text:style-name="T26">Manager,</text:span> Business Analytics - <text:span text:style-name="T50">Innovation</text:span></text:h>
          </table:table-cell>
          <table:covered-table-cell/>
          <table:covered-table-cell/>
          <table:table-cell table:style-name="Table3.E1" table:number-columns-spanned="2" office:value-type="string">
            <text:p text:style-name="P1"><text:a xlink:type="simple" xlink:href="https://www.arnothealth.org/" text:style-name="Internet_20_link" text:visited-style-name="Visited_20_Internet_20_Link"><text:span text:style-name="T33">Arnot Health</text:span></text:a></text:p>
          </table:table-cell>
          <table:covered-table-cell/>
          <table:table-cell table:style-name="Table3.E1" office:value-type="string">
            <text:p text:style-name="P11">(<text:span text:style-name="T26">Jan</text:span> 1<text:span text:style-name="T26">8</text:span> - Present)</text:p>
          </table:table-cell>
        </table:table-row>
        <table:table-row>
          <table:table-cell table:style-name="Table3.A1" table:number-columns-spanned="6" office:value-type="string">
            <text:p text:style-name="P55"><text:span text:style-name="T14">201</text:span><text:span text:style-name="T16">9</text:span><text:span text:style-name="T14"> </text:span><text:span text:style-name="T9">(AWS, SQL, Tableau, python, scikit-learn, jupyter, pandas, d3.js etc.)</text:span><text:span text:style-name="T8"> <text:s text:c="44"/></text:span></text:p>
            <text:list xml:id="list215634395248311" text:continue-numbering="true" text:style-name="WW8Num2">
              <text:list-item>
                <text:list>
                  <text:list-item>
                    <text:p text:style-name="P42"><text:span text:style-name="T20">Currently leading the team to develop next generation prescriptive analytics leveraging our data lake to support </text:span><text:a xlink:type="simple" xlink:href="https://grants.nih.gov/grants/guide/notice-files/NOT-HS-19-001.html" text:style-name="Internet_20_link" text:visited-style-name="Visited_20_Internet_20_Link">chronic disease prevention and management</text:a></text:p>
                  </text:list-item>
                  <text:list-item>
                    <text:p text:style-name="P42"><text:span text:style-name="T20">Guide the team in enhancing our data visualization solutions using </text:span><text:a xlink:type="simple" xlink:href="https://jupyter.org/" text:style-name="Internet_20_link" text:visited-style-name="Visited_20_Internet_20_Link">jupyter</text:a><text:span text:style-name="T20">, </text:span><text:a xlink:type="simple" xlink:href="https://docs.bokeh.org/en/latest/index.html" text:style-name="Internet_20_link" text:visited-style-name="Visited_20_Internet_20_Link">bokeh</text:a><text:span text:style-name="T20">, </text:span><text:a xlink:type="simple" xlink:href="http://holoviews.org/" text:style-name="Internet_20_link" text:visited-style-name="Visited_20_Internet_20_Link">HoloViews</text:a><text:span text:style-name="T20"> </text:span><text:span text:style-name="T21">&amp;</text:span><text:span text:style-name="T20"> </text:span><text:a xlink:type="simple" xlink:href="https://pyviz.org/" text:style-name="Internet_20_link" text:visited-style-name="Visited_20_Internet_20_Link">PyViz</text:a></text:p>
                  </text:list-item>
                  <text:list-item>
                    <text:p text:style-name="P33"><text:span text:style-name="T14">Conducted several market research analysis using </text:span><text:a xlink:type="simple" xlink:href="https://www.cms.gov/Research-Statistics-Data-and-Systems/Files-for-Order/LimitedDataSets/StandardAnalyticalFiles" text:style-name="Internet_20_link" text:visited-style-name="Visited_20_Internet_20_Link">Medicare claims dataset</text:a><text:span text:style-name="T14"> and </text:span><text:a xlink:type="simple" xlink:href="https://www.health.ny.gov/statistics/sparcs/" text:style-name="Internet_20_link" text:visited-style-name="Visited_20_Internet_20_Link">NY SPARCS dataset</text:a></text:p>
                  </text:list-item>
                  <text:list-item>
                    <text:p text:style-name="P33"><text:span text:style-name="T14">Lead several projects with AWS to ensure well architected HIPAA compliance environment <text:s text:c="36"/></text:span></text:p>
                    <text:p text:style-name="P33"><text:span text:style-name="T14"><text:s text:c="4"/>(ex. </text:span><text:a xlink:type="simple" xlink:href="https://aws.amazon.com/athena/" text:style-name="Internet_20_link" text:visited-style-name="Visited_20_Internet_20_Link">Athena</text:a><text:span text:style-name="T14">, </text:span><text:a xlink:type="simple" xlink:href="https://aws.amazon.com/s3/" text:style-name="Internet_20_link" text:visited-style-name="Visited_20_Internet_20_Link">s3</text:a><text:span text:style-name="T14">, </text:span><text:a xlink:type="simple" xlink:href="https://aws.amazon.com/quicksight/" text:style-name="Internet_20_link" text:visited-style-name="Visited_20_Internet_20_Link">QuickSight</text:a><text:span text:style-name="T14">, </text:span><text:a xlink:type="simple" xlink:href="https://aws.amazon.com/iam/" text:style-name="Internet_20_link" text:visited-style-name="Visited_20_Internet_20_Link">IAM</text:a><text:span text:style-name="T14"> etc.) <text:s text:c="129"/></text:span><text:a xlink:type="simple" xlink:href="https://github.com/codein/codein.github.io/blob/master/files/resume.md#2019" text:style-name="Internet_20_link" text:visited-style-name="Visited_20_Internet_20_Link">mo</text:a><text:a xlink:type="simple" xlink:href="https://github.com/codein/codein.github.io/blob/master/files/resume.md#2019" text:style-name="Internet_20_link" text:visited-style-name="Visited_20_Internet_20_Link">re…</text:a><text:span text:style-name="T14"> <text:s text:c="139"/></text:span></text:p>
                  </text:list-item>
                </text:list>
              </text:list-item>
            </text:list>
            <text:p text:style-name="P29"><text:span text:style-name="T14">2018 </text:span><text:span text:style-name="T9">(</text:span><text:span text:style-name="T13">Hadoop, </text:span><text:span text:style-name="T8">SQL, </text:span><text:span text:style-name="T9">T</text:span><text:span text:style-name="T8">ableau, python, scikit-learn, django, </text:span><text:span text:style-name="T10">coffeescript</text:span><text:span text:style-name="T8">, d3.</text:span><text:span text:style-name="T9">js etc.)</text:span><text:span text:style-name="T8"> <text:s text:c="44"/></text:span></text:p>
            <text:list xml:id="list215633705393623" text:continue-numbering="true" text:style-name="WW8Num2">
              <text:list-item>
                <text:list>
                  <text:list-item>
                    <text:p text:style-name="P41">Lead the team through pilot and deployment phases of an in-house Hadoop data lake.</text:p>
                  </text:list-item>
                  <text:list-item>
                    <text:p text:style-name="P36"><text:span text:style-name="T33">Provide coaching and direction to analytics team in regard to best practices/approaches for software development, statistics and machine learning techniques. </text:span></text:p>
                  </text:list-item>
                  <text:list-item>
                    <text:p text:style-name="P43">Communicate findings from exploratory and predictive data analysis to Arnot Health leadership. <text:s text:c="13"/><text:a xlink:type="simple" xlink:href="https://github.com/codein/codein.github.io/blob/master/files/resume.md#2018" text:style-name="Internet_20_link" text:visited-style-name="Visited_20_Internet_20_Link"><text:span text:style-name="T50">more...</text:span></text:a></text:p>
                    <text:p text:style-name="P50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3" office:value-type="string">
            <text:h text:style-name="P58" text:outline-level="4">Sr. Analyst – Business Analytics</text:h>
          </table:table-cell>
          <table:covered-table-cell/>
          <table:covered-table-cell/>
          <table:table-cell table:style-name="Table3.E1" table:number-columns-spanned="2" office:value-type="string">
            <text:p text:style-name="P1"><text:a xlink:type="simple" xlink:href="https://www.arnothealth.org/" text:style-name="Internet_20_link" text:visited-style-name="Visited_20_Internet_20_Link"><text:span text:style-name="T33">Arnot Health</text:span></text:a></text:p>
          </table:table-cell>
          <table:covered-table-cell/>
          <table:table-cell table:style-name="Table3.E1" office:value-type="string">
            <text:p text:style-name="P11">(Apr 15 – <text:span text:style-name="T26">Jan 18</text:span>)</text:p>
          </table:table-cell>
        </table:table-row>
        <table:table-row>
          <table:table-cell table:style-name="Table3.A1" table:number-columns-spanned="6" office:value-type="string">
            <text:p text:style-name="P24">2017 (python, coffeescript, angular, d3.js, django, redis) <text:s text:c="99"/></text:p>
            <text:list xml:id="list215634545466876" text:continue-numbering="true" text:style-name="WW8Num2">
              <text:list-item>
                <text:list>
                  <text:list-item>
                    <text:p text:style-name="P44">Lead development of our next generation analytics platform <text:span text:style-name="T47">to</text:span> <text:span text:style-name="T47">analyze</text:span> and visualize disparate data <text:span text:style-name="T47">sources</text:span>. </text:p>
                    <text:p text:style-name="P51">2016 (SQL, Tableau, python, scikit-learn, django) </text:p>
                  </text:list-item>
                  <text:list-item>
                    <text:p text:style-name="P47"><text:span text:style-name="T37">Developed readmission prediction models using scikit-learn to advanc</text:span><text:span text:style-name="T38">e</text:span><text:span text:style-name="T37"> our </text:span><text:a xlink:type="simple" xlink:href="https://www.hanys.org/tripleaim/case-studies/?a=vs&amp;s=Arnot_Health_Uses_Predictive_Analytics_to_Advance_Care_Coordination" text:style-name="Internet_20_link" text:visited-style-name="Visited_20_Internet_20_Link"><text:span text:style-name="T39">Population Health Initiatives.</text:span></text:a></text:p>
                  </text:list-item>
                  <text:list-item>
                    <text:p text:style-name="P45">Developed near real-time actionable notifications for our care-coordination team. </text:p>
                  </text:list-item>
                  <text:list-item>
                    <text:p text:style-name="P45">Created several dashboards to surface key <text:span text:style-name="T30">information from <text:s/></text:span><text:span text:style-name="T32">across </text:span><text:span text:style-name="T30">our health care system and </text:span><text:span text:style-name="T32">to </text:span><text:span text:style-name="T30">support </text:span><text:a xlink:type="simple" xlink:href="https://www.hanys.org/tripleaim/case-studies/?a=vs&amp;s=Arnot_Ogden_Medical_Center_is_Reducing_Readmissions" text:style-name="Internet_20_link" text:visited-style-name="Visited_20_Internet_20_Link"><text:span text:style-name="T30">data-driven decision</text:span></text:a><text:span text:style-name="T30"> making at all levels of Arnot Health system. </text:span></text:p>
                    <text:p text:style-name="P51">2015 (SQL, Tableau, SSIS)</text:p>
                  </text:list-item>
                  <text:list-item>
                    <text:p text:style-name="P37"><text:span text:style-name="T40">Lead the </text:span><text:span text:style-name="T44">B</text:span><text:span text:style-name="T40">usiness </text:span><text:span text:style-name="T44">A</text:span><text:span text:style-name="T40">nalytics team in developing an in-house EDW and </text:span><text:a xlink:type="simple" xlink:href="http://www.worldcongress.com/events/HL15018/speakers.cfm" text:style-name="Internet_20_link" text:visited-style-name="Visited_20_Internet_20_Link"><text:span text:style-name="T40">predictive analytics solutions</text:span></text:a><text:span text:style-name="T40">.</text:span></text:p>
                  </text:list-item>
                  <text:list-item>
                    <text:p text:style-name="P44">Mentor the team to incorporate best practices for software development (version control, automation etc.) </text:p>
                  </text:list-item>
                  <text:list-item>
                    <text:p text:style-name="P44">Architect <text:s/>data pipelines and underlying process to integrated data from all business units into EDW. <text:s text:c="4"/><text:a xlink:type="simple" xlink:href="https://github.com/codein/codein.github.io/blob/master/files/resume.md#2017" text:style-name="Internet_20_link" text:visited-style-name="Visited_20_Internet_20_Link"><text:span text:style-name="T49">m</text:span></text:a><text:a xlink:type="simple" xlink:href="https://github.com/codein/codein.github.io/blob/master/files/resume.md#2017" text:style-name="Internet_20_link" text:visited-style-name="Visited_20_Internet_20_Link"><text:span text:style-name="T31">ore...</text:span></text:a></text:p>
                    <text:p text:style-name="P52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3" office:value-type="string">
            <text:p text:style-name="P12">Software <text:span text:style-name="T28">Consultant</text:span> </text:p>
          </table:table-cell>
          <table:covered-table-cell/>
          <table:covered-table-cell/>
          <table:table-cell table:style-name="Table3.E1" table:number-columns-spanned="2" office:value-type="string">
            <text:p text:style-name="P2"><text:a xlink:type="simple" xlink:href="https://thirstie.com/" text:style-name="Internet_20_link" text:visited-style-name="Visited_20_Internet_20_Link"><text:span text:style-name="T33">Thirstie</text:span></text:a></text:p>
          </table:table-cell>
          <table:covered-table-cell/>
          <table:table-cell table:style-name="Table3.E1" office:value-type="string">
            <text:p text:style-name="P13">(Aug 1<text:span text:style-name="T28">3</text:span> – <text:span text:style-name="T28">Present</text:span>)</text:p>
          </table:table-cell>
        </table:table-row>
        <table:table-row>
          <table:table-cell table:style-name="Table3.A1" table:number-columns-spanned="6" office:value-type="string">
            <text:list xml:id="list215635284785966" text:continue-numbering="true" text:style-name="WW8Num2">
              <text:list-item>
                <text:list>
                  <text:list-item>
                    <text:p text:style-name="P39"><text:span text:style-name="T40">R</text:span><text:span text:style-name="T33">&amp;D for inventory management, business intelligence and software development in general.</text:span></text:p>
                  </text:list-item>
                </text:list>
              </text:list-item>
            </text:list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3" office:value-type="string">
            <text:p text:style-name="P12">Software Engineer - Cloud Computing R&amp;D </text:p>
          </table:table-cell>
          <table:covered-table-cell/>
          <table:covered-table-cell/>
          <table:table-cell table:style-name="Table3.E1" table:number-columns-spanned="2" office:value-type="string">
            <text:p text:style-name="P17">NaviSite - A Time Warner Cable Co., </text:p>
          </table:table-cell>
          <table:covered-table-cell/>
          <table:table-cell table:style-name="Table3.E1" office:value-type="string">
            <text:p text:style-name="P13">(Aug 11 – <text:span text:style-name="T23">Apr 15</text:span>)</text:p>
          </table:table-cell>
        </table:table-row>
        <table:table-row>
          <table:table-cell table:style-name="Table3.A1" table:number-columns-spanned="6" office:value-type="string">
            <text:p text:style-name="P31"><text:span text:style-name="T35"><text:s text:c="7"/></text:span><text:span text:style-name="T36">2014 </text:span><text:span text:style-name="T17">(</text:span><text:span text:style-name="T8">coffeescript, python, nodeJS, Selenium, RabbitMQ, Mongo DB, vmware vCloud Director etc.) <text:s text:c="17"/></text:span></text:p>
            <text:list xml:id="list215634627721086" text:continue-numbering="true" text:style-name="WW8Num2">
              <text:list-item>
                <text:list>
                  <text:list-item>
                    <text:p text:style-name="P46">R<text:span text:style-name="T25">&amp;D</text:span> <text:span text:style-name="T27">on several core components caching layer, search capabilities, continuous integration etc.</text:span></text:p>
                  </text:list-item>
                </text:list>
              </text:list-item>
            </text:list>
            <text:p text:style-name="P23"><text:span text:style-name="T48">2013 Distributed system development</text:span>(clojure, python, mongoDB, HAProxy, aleph, netty, RabbitMQ)</text:p>
            <text:list xml:id="list215634461001552" text:continue-numbering="true" text:style-name="WW8Num2">
              <text:list-item>
                <text:list>
                  <text:list-item>
                    <text:p text:style-name="P48"><text:span text:style-name="T26">R&amp;D of a near realtime, scalable &amp; fault tolerant architecture to process </text:span>syslog event stream.</text:p>
                    <text:p text:style-name="P54"><text:bookmark text:name="page-title"/><text:span text:style-name="T7">2011-12 </text:span><text:span text:style-name="T6">Cloud Services Platform IaaS (Linux Apache MySQL P</text:span><text:span text:style-name="T5">ython, git, javascript, Java, vmware vSphere etc.) </text:span></text:p>
                  </text:list-item>
                  <text:list-item>
                    <text:p text:style-name="P49">R<text:span text:style-name="T48">&amp;D on new services </text:span>(ex. <text:span text:style-name="T48">virtualization, </text:span>2 factor auth, automat<text:span text:style-name="T27">ed </text:span>customer provisioning etc.) <text:s text:c="20"/><text:a xlink:type="simple" xlink:href="https://github.com/codein/codein.github.io/blob/master/files/resume.md#navisite---a-time-warner-cable-company" text:style-name="Internet_20_link" text:visited-style-name="Visited_20_Internet_20_Link"><text:span text:style-name="T49">more...</text:span></text:a></text:p>
                  </text:list-item>
                </text:list>
              </text:list-item>
            </text:list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3" office:value-type="string">
            <text:p text:style-name="P12">Research Assistant - Binghamton, NY</text:p>
          </table:table-cell>
          <table:covered-table-cell/>
          <table:covered-table-cell/>
          <table:table-cell table:style-name="Table3.E1" table:number-columns-spanned="2" office:value-type="string">
            <text:p text:style-name="P17">United Health Services(UHS)</text:p>
          </table:table-cell>
          <table:covered-table-cell/>
          <table:table-cell table:style-name="Table3.E1" office:value-type="string">
            <text:p text:style-name="P14">( <text:span text:style-name="T29">May 10 – Aug 11</text:span>)</text:p>
          </table:table-cell>
        </table:table-row>
        <table:table-row>
          <table:table-cell table:style-name="Table3.A1" table:number-columns-spanned="6" office:value-type="string">
            <text:list xml:id="list215633915158081" text:continue-numbering="true" text:style-name="WW8Num2">
              <text:list-item>
                <text:list>
                  <text:list-item>
                    <text:p text:style-name="P38"><text:span text:style-name="T33">Worked with a clinical team to understand various facets of readmissions, further developed a </text:span><text:span text:style-name="T41">classification</text:span><text:span text:style-name="T33"> model UHS was awarded “</text:span><text:a xlink:type="simple" xlink:href="http://www.evaluategroup.com/Universal/View.aspx?type=Story&amp;id=311705" text:style-name="Internet_20_link" text:visited-style-name="Visited_20_Internet_20_Link"><text:span text:style-name="T33">Siemens 2011 Inspired Healthcare Outcomes Challenge</text:span></text:a><text:span text:style-name="T33">” for </text:span><text:span text:style-name="T41">this work <text:s text:c="18"/></text:span><text:a xlink:type="simple" xlink:href="https://github.com/codein/codein.github.io/blob/master/files/resume.md#state-university-of-new-york" text:style-name="Internet_20_link" text:visited-style-name="Visited_20_Internet_20_Link"><text:span text:style-name="T43">more...</text:span></text:a><text:span text:style-name="T41"> <text:s text:c="58"/></text:span></text:p>
                    <text:p text:style-name="P53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3" office:value-type="string">
            <text:p text:style-name="P18">Expert Mining - Master project </text:p>
          </table:table-cell>
          <table:covered-table-cell/>
          <table:covered-table-cell/>
          <table:table-cell table:style-name="Table3.E1" table:number-columns-spanned="2" office:value-type="string">
            <text:p text:style-name="P4">Research Binghamton University</text:p>
          </table:table-cell>
          <table:covered-table-cell/>
          <table:table-cell table:style-name="Table3.E1" office:value-type="string">
            <text:p text:style-name="P16">(May 09 - May 11)</text:p>
          </table:table-cell>
        </table:table-row>
        <table:table-row>
          <table:table-cell table:style-name="Table3.A1" table:number-columns-spanned="6" office:value-type="string">
            <text:list xml:id="list215635454069569" text:continue-numbering="true" text:style-name="WW8Num2">
              <text:list-item>
                <text:list>
                  <text:list-item>
                    <text:p text:style-name="P40"><text:span text:style-name="T43">R&amp;D work on</text:span><text:span text:style-name="T33"> a </text:span><text:a xlink:type="simple" xlink:href="http://codein.github.io/files/XM-report.pdf" text:style-name="Internet_20_link" text:visited-style-name="Visited_20_Internet_20_Link"><text:span text:style-name="T33">web page classification model</text:span></text:a><text:span text:style-name="T33"> with Weka, openNLP, openCV and Lucene <text:s text:c="30"/></text:span><text:a xlink:type="simple" xlink:href="https://github.com/codein/codein.github.io/blob/master/files/resume.md#expert-mining---master-project" text:style-name="Internet_20_link" text:visited-style-name="Visited_20_Internet_20_Link"><text:span text:style-name="T42">more...</text:span></text:a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6" office:value-type="string">
            <text:p text:style-name="P20"/>
            <text:p text:style-name="P21"><text:span text:style-name="T3">E</text:span><text:span text:style-name="T1">DUC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3" office:value-type="string">
            <text:p text:style-name="P10">Big Data in Healthcare Applications </text:p>
          </table:table-cell>
          <table:covered-table-cell/>
          <table:covered-table-cell/>
          <table:table-cell table:style-name="Table3.A1" table:number-columns-spanned="2" office:value-type="string">
            <text:p text:style-name="P5">Harvard University</text:p>
          </table:table-cell>
          <table:covered-table-cell/>
          <table:table-cell table:style-name="Table3.A1" office:value-type="string">
            <text:p text:style-name="P19">Fall 2016</text:p>
          </table:table-cell>
        </table:table-row>
        <table:table-row>
          <table:table-cell table:style-name="Table3.A1" table:number-columns-spanned="3" office:value-type="string">
            <text:p text:style-name="P8"><text:span text:style-name="T4">Master of Science</text:span>, Computer Science </text:p>
          </table:table-cell>
          <table:covered-table-cell/>
          <table:covered-table-cell/>
          <table:table-cell table:style-name="Table3.A1" table:number-columns-spanned="2" office:value-type="string">
            <text:p text:style-name="P8"><text:span text:style-name="T1">Binghamton University</text:span><text:span text:style-name="T2"> GPA: 3.7</text:span></text:p>
          </table:table-cell>
          <table:covered-table-cell/>
          <table:table-cell table:style-name="Table3.A1" office:value-type="string">
            <text:p text:style-name="P15">(Aug 08 - May 11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Tahoma" svg:font-family="Tahoma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 style:text-autospace="none"/>
      <style:text-properties fo:color="#000000" fo:font-size="10pt" fo:font-weight="bold" style:font-size-asian="10pt" style:font-weight-asian="bold" style:font-size-complex="10.5pt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text-properties fo:font-size="11pt" fo:font-weight="bold" style:font-size-asian="11pt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fo:font-size="8pt" style:font-size-asian="8pt" style:font-size-complex="8pt"/>
    </style:style>
    <style:style style:name="WW8Num2z1" style:family="text">
      <style:text-properties style:font-name="Symbol" fo:font-family="Symbol" style:font-family-generic="roman" style:font-pitch="variable" style:font-charset="x-symbol" fo:font-size="10pt" style:font-size-asian="8.75pt" style:font-size-complex="10pt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8pt" style:font-size-asian="8pt" style:font-size-complex="8pt"/>
    </style:style>
    <style:style style:name="WW8Num3z1" style:family="text">
      <style:text-properties style:font-name="Symbol" fo:font-family="Symbol" style:font-family-generic="roman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ame" style:family="text" style:parent-style-name="Default_20_Paragraph_20_Font"/>
    <style:style style:name="title" style:family="text" style:parent-style-name="Default_20_Paragraph_20_Font"/>
    <style:style style:name="degree" style:family="text" style:parent-style-name="Default_20_Paragraph_20_Fon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Symbol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1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1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3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01in" fo:margin-bottom="0.770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in Varghese</dc:title>
    <meta:initial-creator>Robin</meta:initial-creator>
    <meta:creation-date>2009-05-22T23:17:00</meta:creation-date>
    <dc:date>2020-01-15T21:54:01.698381602</dc:date>
    <meta:editing-cycles>219</meta:editing-cycles>
    <meta:editing-duration>P36DT1H55M46S</meta:editing-duration>
    <meta:generator>LibreOffice/6.0.7.3$Linux_X86_64 LibreOffice_project/00m0$Build-3</meta:generator>
    <meta:document-statistic meta:table-count="1" meta:image-count="0" meta:object-count="0" meta:page-count="1" meta:paragraph-count="67" meta:word-count="564" meta:character-count="4463" meta:non-whitespace-character-count="3299"/>
    <meta:user-defined meta:name="Info 1"/>
    <meta:user-defined meta:name="Info 2"/>
    <meta:user-defined meta:name="Info 3"/>
    <meta:user-defined meta:name="Info 4"/>
  </office:meta>
</office:document-meta>
</file>